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"/>
    <style:style style:name="ce2" style:family="table-cell" style:parent-style-name="Default" style:data-style-name="N41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data points</text:p>
          </table:table-cell>
          <table:table-cell table:style-name="Default" office:value-type="string" calcext:value-type="string">
            <text:p>time</text:p>
          </table:table-cell>
          <table:table-cell table:style-name="Default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(([.B2]-[.A2])/([.$B$6]-[.$A$6]))*700" office:value-type="float" office:value="128.571428571429" calcext:value-type="float">
            <text:p>129</text:p>
          </table:table-cell>
          <table:table-cell table:formula="of:=([.C2]/[.$C$6])*[.$D$6]" office:value-type="time" office:time-value="PT00H48M51.428571429S" calcext:value-type="time">
            <text:p>00:48:51</text:p>
          </table:table-cell>
          <table:table-cell table:formula="of:=[.C2]/10" office:value-type="float" office:value="12.8571428571429" calcext:value-type="float">
            <text:p>13</text:p>
          </table:table-cell>
          <table:table-cell table:formula="of:=[.D2]/10" office:value-type="time" office:time-value="PT00H04M53.142857143S" calcext:value-type="time">
            <text:p>00:04: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(([.B3]-[.A3])/([.$B$6]-[.$A$6]))*700" office:value-type="float" office:value="271.428571428571" calcext:value-type="float">
            <text:p>271</text:p>
          </table:table-cell>
          <table:table-cell table:formula="of:=([.C3]/[.$C$6])*[.$D$6]" office:value-type="time" office:time-value="PT01H43M08.571428571S" calcext:value-type="time">
            <text:p>01:43:09</text:p>
          </table:table-cell>
          <table:table-cell table:formula="of:=[.C3]/10" office:value-type="float" office:value="27.1428571428571" calcext:value-type="float">
            <text:p>27</text:p>
          </table:table-cell>
          <table:table-cell table:formula="of:=[.D3]/10" office:value-type="time" office:time-value="PT00H10M18.857142857S" calcext:value-type="time">
            <text:p>00:10: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(([.B4]-[.A4])/([.$B$6]-[.$A$6]))*700" office:value-type="float" office:value="414.285714285714" calcext:value-type="float">
            <text:p>414</text:p>
          </table:table-cell>
          <table:table-cell table:formula="of:=([.C4]/[.$C$6])*[.$D$6]" office:value-type="time" office:time-value="PT02H37M25.714285714S" calcext:value-type="time">
            <text:p>02:37:26</text:p>
          </table:table-cell>
          <table:table-cell table:formula="of:=[.C4]/10" office:value-type="float" office:value="41.4285714285714" calcext:value-type="float">
            <text:p>41</text:p>
          </table:table-cell>
          <table:table-cell table:formula="of:=[.D4]/10" office:value-type="time" office:time-value="PT00H15M44.571428571S" calcext:value-type="time">
            <text:p>00:15: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formula="of:=(([.B5]-[.A5])/([.$B$6]-[.$A$6]))*700" office:value-type="float" office:value="557.142857142857" calcext:value-type="float">
            <text:p>557</text:p>
          </table:table-cell>
          <table:table-cell table:formula="of:=([.C5]/[.$C$6])*[.$D$6]" office:value-type="time" office:time-value="PT03H31M42.857142857S" calcext:value-type="time">
            <text:p>03:31:43</text:p>
          </table:table-cell>
          <table:table-cell table:formula="of:=[.C5]/10" office:value-type="float" office:value="55.7142857142857" calcext:value-type="float">
            <text:p>56</text:p>
          </table:table-cell>
          <table:table-cell table:formula="of:=[.D5]/10" office:value-type="time" office:time-value="PT00H21M10.285714286S" calcext:value-type="time">
            <text:p>00:21: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time" office:time-value="PT04H26M00S" calcext:value-type="time">
            <text:p>04:26:00</text:p>
          </table:table-cell>
          <table:table-cell table:formula="of:=[.C6]/10" office:value-type="float" office:value="70" calcext:value-type="float">
            <text:p>70</text:p>
          </table:table-cell>
          <table:table-cell table:formula="of:=[.D6]/10" office:value-type="time" office:time-value="PT00H26M36S" calcext:value-type="time">
            <text:p>00:26:3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formula="of:=(([.B7]-[.A7])/([.$B$6]-[.$A$6]))*700" office:value-type="float" office:value="842.857142857143" calcext:value-type="float">
            <text:p>843</text:p>
          </table:table-cell>
          <table:table-cell table:formula="of:=([.C7]/[.$C$6])*[.$D$6]" office:value-type="time" office:time-value="PT05H20M17.142857143S" calcext:value-type="time">
            <text:p>05:20:17</text:p>
          </table:table-cell>
          <table:table-cell table:formula="of:=[.C7]/10" office:value-type="float" office:value="84.2857142857143" calcext:value-type="float">
            <text:p>84</text:p>
          </table:table-cell>
          <table:table-cell table:formula="of:=[.D7]/10" office:value-type="time" office:time-value="PT00H32M01.714285714S" calcext:value-type="time">
            <text:p>00:32: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(([.B8]-[.A8])/([.$B$6]-[.$A$6]))*700" office:value-type="float" office:value="985.714285714286" calcext:value-type="float">
            <text:p>986</text:p>
          </table:table-cell>
          <table:table-cell table:formula="of:=([.C8]/[.$C$6])*[.$D$6]" office:value-type="time" office:time-value="PT06H14M34.285714286S" calcext:value-type="time">
            <text:p>06:14:34</text:p>
          </table:table-cell>
          <table:table-cell table:formula="of:=[.C8]/10" office:value-type="float" office:value="98.5714285714286" calcext:value-type="float">
            <text:p>99</text:p>
          </table:table-cell>
          <table:table-cell table:formula="of:=[.D8]/10" office:value-type="time" office:time-value="PT00H37M27.428571429S" calcext:value-type="time">
            <text:p>00:37: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formula="of:=(([.B9]-[.A9])/([.$B$6]-[.$A$6]))*700" office:value-type="float" office:value="1128.57142857143" calcext:value-type="float">
            <text:p>1129</text:p>
          </table:table-cell>
          <table:table-cell table:formula="of:=([.C9]/[.$C$6])*[.$D$6]" office:value-type="time" office:time-value="PT07H08M51.428571429S" calcext:value-type="time">
            <text:p>07:08:51</text:p>
          </table:table-cell>
          <table:table-cell table:formula="of:=[.C9]/10" office:value-type="float" office:value="112.857142857143" calcext:value-type="float">
            <text:p>113</text:p>
          </table:table-cell>
          <table:table-cell table:formula="of:=[.D9]/10" office:value-type="time" office:time-value="PT00H42M53.142857143S" calcext:value-type="time">
            <text:p>00:42: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formula="of:=(([.B10]-[.A10])/([.$B$6]-[.$A$6]))*700" office:value-type="float" office:value="1271.42857142857" calcext:value-type="float">
            <text:p>1271</text:p>
          </table:table-cell>
          <table:table-cell table:formula="of:=([.C10]/[.$C$6])*[.$D$6]" office:value-type="time" office:time-value="PT08H03M08.571428571S" calcext:value-type="time">
            <text:p>08:03:09</text:p>
          </table:table-cell>
          <table:table-cell table:formula="of:=[.C10]/10" office:value-type="float" office:value="127.142857142857" calcext:value-type="float">
            <text:p>127</text:p>
          </table:table-cell>
          <table:table-cell table:formula="of:=[.D10]/10" office:value-type="time" office:time-value="PT00H48M18.857142857S" calcext:value-type="time">
            <text:p>00:48: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(([.B11]-[.A11])/([.$B$6]-[.$A$6]))*700" office:value-type="float" office:value="1414.28571428571" calcext:value-type="float">
            <text:p>1414</text:p>
          </table:table-cell>
          <table:table-cell table:formula="of:=([.C11]/[.$C$6])*[.$D$6]" office:value-type="time" office:time-value="PT08H57M25.714285714S" calcext:value-type="time">
            <text:p>08:57:26</text:p>
          </table:table-cell>
          <table:table-cell table:formula="of:=[.C11]/10" office:value-type="float" office:value="141.428571428571" calcext:value-type="float">
            <text:p>141</text:p>
          </table:table-cell>
          <table:table-cell table:formula="of:=[.D11]/10" office:value-type="time" office:time-value="PT00H53M44.571428571S" calcext:value-type="time">
            <text:p>00:53:4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6" loext:min-decimal-places="16" number:min-integer-digits="1"/>
    </number:number-style>
    <number:number-style style:name="N117">
      <number:number number:decimal-places="17" loext:min-decimal-places="17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01:13.494672303</meta:creation-date>
    <dc:date>2019-08-16T12:52:00.959189893</dc:date>
    <meta:editing-duration>PT10M27S</meta:editing-duration>
    <meta:editing-cycles>2</meta:editing-cycles>
    <meta:generator>LibreOffice/6.0.7.3$Linux_X86_64 LibreOffice_project/00m0$Build-3</meta:generator>
    <meta:document-statistic meta:table-count="1" meta:cell-count="64" meta:object-count="0"/>
  </office:meta>
</office:document-meta>
</file>